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423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list-style-name="L1">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2">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list-style-name="L3">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4">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10">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top="0cm" fo:margin-bottom="0.423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d35f8" style:text-blinking="false" fo:background-color="transparent"/>
    </style:style>
    <style:style style:name="P10" style:family="paragraph" style:parent-style-name="Text_20_body">
      <style:paragraph-properties fo:margin-top="0cm" fo:margin-bottom="0.423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1" style:family="paragraph" style:parent-style-name="Text_20_body">
      <style:paragraph-properties fo:margin-top="0cm" fo:margin-bottom="0.423cm" loext:contextual-spacing="false" fo:line-height="138%" style:writing-mode="lr-tb"/>
      <style:text-properties fo:font-weight="normal"/>
    </style:style>
    <style:style style:name="P12" style:family="paragraph" style:parent-style-name="Text_20_body">
      <style:paragraph-properties fo:margin-left="1.27cm" fo:margin-right="0cm" fo:margin-top="0cm" fo:margin-bottom="0.423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paragraph-properties fo:margin-left="1.27cm" fo:margin-right="0cm" fo:margin-top="0cm" fo:margin-bottom="0.423cm" loext:contextual-spacing="false" fo:line-height="138%" fo:text-indent="0cm" style:auto-text-indent="false" style:writing-mode="lr-tb"/>
      <style:text-properties officeooo:paragraph-rsid="001d35f8"/>
    </style:style>
    <style:style style:name="P14" style:family="paragraph" style:parent-style-name="Text_20_body">
      <style:paragraph-properties fo:margin-left="1.27cm" fo:margin-right="0cm" fo:margin-top="0cm" fo:margin-bottom="0.423cm" loext:contextual-spacing="false" fo:line-height="138%" fo:text-indent="0cm" style:auto-text-indent="false" style:writing-mode="lr-tb"/>
      <style:text-properties officeooo:paragraph-rsid="001e69af"/>
    </style:style>
    <style:style style:name="P15" style:family="paragraph" style:parent-style-name="Text_20_body">
      <style:paragraph-properties fo:margin-left="0cm" fo:margin-right="0cm" fo:margin-top="0cm" fo:margin-bottom="0.423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423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a700b" officeooo:paragraph-rsid="001a700b"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d35f8"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e69af" style:text-blinking="false" fo:background-color="transparent" loext:char-shading-value="0"/>
    </style:style>
    <style:style style:name="T5" style:family="text">
      <style:text-properties officeooo:rsid="001a700b"/>
    </style:style>
    <style:style style:name="T6" style:family="text">
      <style:text-properties officeooo:rsid="001c5b43"/>
    </style:style>
    <style:style style:name="T7" style:family="text">
      <style:text-properties style:font-name="arial" fo:font-size="11pt" officeooo:rsid="001c5b43" style:font-size-asian="9.60000038146973pt" style:font-size-complex="11pt"/>
    </style:style>
    <style:style style:name="T8" style:family="text">
      <style:text-properties style:font-name="arial" officeooo:rsid="001d35f8"/>
    </style:style>
    <style:style style:name="T9" style:family="text">
      <style:text-properties officeooo:rsid="001d35f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69bba44c-7fff-f016-c42c-845e18945c54"/>Exercise:</text:p>
      <text:list xml:id="list3667349598" text:style-name="L1">
        <text:list-item>
          <text:p text:style-name="P3">What is the difference between framework, library and module?</text:p>
        </text:list-item>
      </text:list>
      <text:p text:style-name="P11"><text:span text:style-name="T1"><text:tab/>A library is a collection of related functionalities or modules in other words. The user simply <text:tab/>needs to call the objects of the modules and call their functionality as per the need.</text:span></text:p>
      <text:p text:style-name="P12">A module is a file consisting of Python code that can consist of functions and classes of a single functionality made with a purpose of reusable code. Collection of such modules with related functionalities can be termed as a library</text:p>
      <text:p text:style-name="P12">A framework is a special case of a library where the user doesn’t call the functionality of the framework. It is the framework that handles the flow of control and data. They have some default behavior and non modifiable code which drive the application and the user has to fill in only the details for it.</text:p>
      <text:list xml:id="list3803507459" text:style-name="L2">
        <text:list-item>
          <text:p text:style-name="P4">Explain IoC with an example.</text:p>
        </text:list-item>
      </text:list>
      <text:p text:style-name="P12">IoC refer to a situation or a design where the reusable code calls into the task specific code. It is the principle where the control flow of program is inverted so instead of programmer controlling the flow of program, the external source like a framework take control of it. So, the framework in such a situation would control the flow and not the other way around.</text:p>
      <text:p text:style-name="P12">Ex- The Django framework works a lot on it’s own like setting up, starting the server, and finally when it’s time to display some response, it looks in the expected location to show the output to the user</text:p>
      <text:list xml:id="list2864321160" text:style-name="L3">
        <text:list-item>
          <text:p text:style-name="P5">What is MVT Architecture? How is it different from MVC?</text:p>
        </text:list-item>
      </text:list>
      <text:p text:style-name="P12">The MVT or Model View Templates architecture is where the database part is stored in the models, the front end part in the templates and views is the one calling the requests to these sections and providing response to the user. Compared to MVC, where the Model remain the same, but the Views contain the front end part and Controller does the job of handling the interaction between the user and other parts of the application.</text:p>
      <text:list xml:id="list3626964650" text:style-name="L4">
        <text:list-item>
          <text:p text:style-name="P6">What is virtual environment? Why is it needed?</text:p>
        </text:list-item>
      </text:list>
      <text:p text:style-name="P12">Virtual environment refers to an isolated environment setup with an objective to keep the dependencies of different projects separate from each other. So suppose one project is using a 2.7 version of Python whereas the other one is using 3.6 version, such cases are then handled using different environments which are created and each of these projects is developed in a different environment with its different version of python in it. So, virtual environments are needed to make different projects appear as if they are being developed in different systems altogether.</text:p>
      <text:p text:style-name="P16"><text:bookmark text:name="docs-internal-guid-11d71379-7fff-f2e2-9701-d6f8f7df9391"/><text:soft-page-break/><text:tab/>5. Create a virtual environment for your first Django application.</text:p>
      <text:p text:style-name="P10"><text:tab/> <text:s text:c="3"/><text:span text:style-name="T7">Run the following command in terminal: virtualenv venv </text:span></text:p>
      <text:list xml:id="list4252312800" text:style-name="L10">
        <text:list-header>
          <text:p text:style-name="P7"><text:span text:style-name="T5">6. </text:span>Install Django through package manager.</text:p>
        </text:list-header>
      </text:list>
      <text:p text:style-name="P2"><text:tab/> <text:s text:c="3"/><text:span text:style-name="T6">After activating the environment, run the following command: </text:span>pip3 install django</text:p>
      <text:p text:style-name="P8"><text:span text:style-name="T6"><text:tab/>7. </text:span>Create a project 'greetings' through django admin and run it.</text:p>
      <text:p text:style-name="P2"><text:tab/> <text:s text:c="3"/>django-admin startproject greetings</text:p>
      <text:p text:style-name="P2"><text:tab/> <text:s text:c="3"/>Inside greetings:</text:p>
      <text:p text:style-name="P9"><text:tab/> <text:s text:c="3"/>python3 manage.py runserver </text:p>
      <text:p text:style-name="P9"><text:span text:style-name="T9"><text:tab/>8. </text:span>What is the difference between an app and a project? Create an app named greet and <text:s text:c="4"/><text:tab/> <text:s text:c="3"/>add it into your project greetings.</text:p>
      <text:p text:style-name="P12">An app is something with a purpose, that is supposed to do something as a result of it’s execution. An app may consist of database, views and templates inside a django project. Any app is considered self sufficient and may not associate with other apps in the same django project.</text:p>
      <text:p text:style-name="P12">A project in django would refer to a collection of such apps, where each app has it’s own specific role and the project would be the complete websise comprising of one or more such projects.</text:p>
      <text:p text:style-name="P12">Inside greetings:</text:p>
      <text:p text:style-name="P13"><text:span text:style-name="T2">django-admin startapp greets</text:span></text:p>
      <text:p text:style-name="P13"><text:span text:style-name="T3">9. </text:span><text:bookmark text:name="docs-internal-guid-868512b9-7fff-1b35-f4df-38caab41f075"/><text:span text:style-name="T3">Define a view which will render Good Morning!! or Good Evening!! as per current system time.</text:span></text:p>
      <text:p text:style-name="P14"><text:span text:style-name="T4">Present in git repository.</text:span></text:p>
      <text:p text:style-name="P14"><text:span text:style-name="T4">10. </text:span><text:bookmark text:name="docs-internal-guid-67bd8bee-7fff-a1d3-4ad4-c75f3a7c98b6"/><text:span text:style-name="T4">Register urls of admin portal at url mycustomadmin/, create super user and run it.</text:span></text:p>
      <text:p text:style-name="P14"><text:span text:style-name="T4">python manage.py createsuperuser</text:span></text:p>
      <text:p text:style-name="P14"><text:span text:style-name="T4">--&gt; enter username</text:span></text:p>
      <text:p text:style-name="P14"><text:span text:style-name="T4">--&gt; enter password. </text:span><text:line-break/></text:p>
      <text:p text:style-name="P15"/>
      <text:p text:style-name="P12"><text:soft-page-break/></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21:02:47.080811185</meta:creation-date>
    <dc:date>2019-03-17T21:36:01.504949030</dc:date>
    <meta:editing-duration>PT2M43S</meta:editing-duration>
    <meta:editing-cycles>1</meta:editing-cycles>
    <meta:document-statistic meta:table-count="0" meta:image-count="0" meta:object-count="0" meta:page-count="3" meta:paragraph-count="32" meta:word-count="650" meta:character-count="3838" meta:non-whitespace-character-count="3181"/>
    <meta:generator>LibreOffice/6.0.7.3$Linux_X86_64 LibreOffice_project/00m0$Build-3</meta:generator>
  </office:meta>
</office:document-meta>
</file>